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family="Analecta" style:font-pitch="variable" fo:font-size="130pt" style:font-size-asian="130pt" style:font-size-complex="130pt"/>
    </style:style>
    <style:style style:name="T1" style:family="text">
      <style:text-properties fo:font-family="Analecta" style:font-pitch="variable" fo:font-size="130pt" style:font-size-asian="130pt" style:font-size-complex="1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867cm" svg:height="6.063cm" svg:x="9.4cm" svg:y="12.037cm">
          <draw:text-box>
            <text:p><text:span text:style-name="T1">AdanSof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30cm" style:print-orientation="portrait"/>
    </style:page-layout>
    <style:style style:name="Mdp1" style:family="drawing-page">
      <style:drawing-page-properties draw:background-size="border" draw:fill="gradient" draw:fill-gradient-name="Radial_20_green_2f_black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an Scotney</meta:initial-creator>
    <meta:creation-date>2013-12-15T15:24:44</meta:creation-date>
    <dc:date>2013-12-15T19:52:51</dc:date>
    <dc:creator>Adan Scotney</dc:creator>
    <meta:editing-duration>PT4H25M30S</meta:editing-duration>
    <meta:editing-cycles>2</meta:editing-cycles>
    <meta:generator>LibreOffice/3.5$Linux_X86_64 LibreOffice_project/350m1$Build-2</meta:generator>
    <meta:document-statistic meta:object-count="1"/>
  </office:meta>
</office:document-meta>
</file>